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ja" style:country-asian="JP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ja" style:country-asian="JP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e Huyghe</meta:initial-creator>
    <meta:creation-date>2021-01-19T14:04:34.1514085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